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olumn" style:name="af4b294">
      <style:table-column-properties style:rel-column-width="14418*"/>
    </style:style>
    <style:style style:family="table-column" style:name="a5d04f6">
      <style:table-column-properties style:rel-column-width="1582*"/>
    </style:style>
    <style:style style:family="table" style:name="a8df274" style:parent-style-name="FieldTripLetterTable">
      <style:table-properties/>
    </style:style>
    <style:style style:family="table-column" style:name="abc082e">
      <style:table-column-properties style:rel-column-width="14418*"/>
    </style:style>
    <style:style style:family="table-column" style:name="a3e2add">
      <style:table-column-properties style:rel-column-width="1582*"/>
    </style:style>
    <style:style style:family="table" style:name="a228ea5" style:parent-style-name="FieldTripLetterTable">
      <style:table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  <style:style style:family="table-row" style:name="a14ade8">
      <style:table-row-properties style:min-row-height="0.0mm"/>
    </style:style>
    <style:style style:family="paragraph" style:list-style-name="L1" style:name="a391b0a" style:parent-style-name="ListParagraph">
      <style:paragraph-properties/>
    </style:style>
    <style:style style:family="paragraph" style:list-style-name="L1" style:name="a20c074" style:parent-style-name="ListParagraph">
      <style:paragraph-properties/>
    </style:style>
    <style:style style:family="paragraph" style:name="a52a026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af1f7">1</text:p>
              </text:list-item>
            </text:list>
            <text:p text:style-name="a52a026">2</text:p>
            <text:list text:continue-numbering="true" text:style-name="L1">
              <text:list-item>
                <text:p text:style-name="a20c074">a</text:p>
              </text:list-item>
            </text:list>
          </table:table-cell>
        </table:table-row>
      </table:table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14ade8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/>
        </text:list-item>
        <text:list-item>
          <text:list>
            <text:list-item/>
            <text:list-item>
              <text:list>
                <text:list-item/>
                <text:list-item>
                  <text:list>
                    <text:list-item/>
                    <text:list-item>
                      <text:list>
                        <text:list-item/>
                        <text:list-item>
                          <text:list>
                            <text:list-item/>
                            <text:list-item>
                              <text:list>
                                <text:list-item/>
                                <text:list-item>
                                  <text:list>
                                    <text:list-item/>
                                    <text:list-item>
                                      <text:list>
                                        <text:list-item/>
                                        <text:list-item/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9-07-23T14:11:17</dc:date>
    <dc:creator>Svante Schubert</dc:creator>
    <meta:editing-duration>PT0.143S</meta:editing-duration>
    <meta:editing-cycles>22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